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Å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ato</text:p>
          </table:table-cell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ritt</text:p>
          </table:table-cell>
          <table:table-cell table:style-name="ce2" office:value-type="string" calcext:value-type="string">
            <text:p>hentet</text:p>
          </table:table-cell>
          <table:table-cell table:style-name="ce2" office:value-type="string" calcext:value-type="string">
            <text:p>parset</text:p>
          </table:table-cell>
          <table:table-cell table:style-name="ce2" office:value-type="string" calcext:value-type="string">
            <text:p>importert</text:p>
          </table:table-cell>
          <table:table-cell table:style-name="ce2" office:value-type="string" calcext:value-type="string">
            <text:p>Modus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date" office:date-value="2012-09-29" calcext:value-type="date">
            <text:p>29.09.2012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Kongsberg endur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2-08-05" calcext:value-type="date">
            <text:p>05.08.2012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date" office:date-value="2013-06-06" calcext:value-type="date">
            <text:p>06.06.2013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Nesbye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3-06-09" calcext:value-type="date">
            <text:p>09.06.2013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raktor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3-07-07" calcext:value-type="date">
            <text:p>07.07.2013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osl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3-08-25" calcext:value-type="date">
            <text:p>25.08.2013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Sogn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3-09-22" calcext:value-type="date">
            <text:p>22.09.2013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Kongsberg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date" office:date-value="2014-05-25" calcext:value-type="date">
            <text:p>25.05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4-07-06" calcext:value-type="date">
            <text:p>06.07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4-08-03" calcext:value-type="date">
            <text:p>03.08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4-08-23" calcext:value-type="date">
            <text:p>23.08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Sogn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4-09-21" calcext:value-type="date">
            <text:p>21.09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Dramm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4-09-19" calcext:value-type="date">
            <text:p>19.09.2014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Mold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illbill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date" office:date-value="2015-05-23" calcext:value-type="date">
            <text:p>23.05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5-06-07" calcext:value-type="date">
            <text:p>07.06.201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5-07-06" calcext:value-type="date">
            <text:p>06.07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5-06-28" calcext:value-type="date">
            <text:p>28.06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Lust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5-08-16" calcext:value-type="date">
            <text:p>16.08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5-08-30" calcext:value-type="date">
            <text:p>30.08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Opp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5-09-12" calcext:value-type="date">
            <text:p>12.09.2015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Mold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Hillbill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date" office:date-value="2016-05-21" calcext:value-type="date">
            <text:p>21.05.2016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6-06-19" calcext:value-type="date">
            <text:p>19.06.2016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rakto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6-06-29" calcext:value-type="date">
            <text:p>29.06.2016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Vos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6-08-28" calcext:value-type="date">
            <text:p>28.08.2016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Oppda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6-09-11" calcext:value-type="date">
            <text:p>11.09.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racedata</text:p>
          </table:table-cell>
          <table:table-cell/>
        </table:table-row>
        <table:table-row table:style-name="ro1">
          <table:table-cell/>
          <table:table-cell office:value-type="date" office:date-value="2016-09-17" calcext:value-type="date">
            <text:p>17.09.2016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Hafjel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k</text:p>
          </table:table-cell>
          <table:table-cell/>
        </table:table-row>
        <table:table-row table:style-name="ro1">
          <table:table-cell/>
          <table:table-cell office:value-type="date" office:date-value="2016-10-01" calcext:value-type="date">
            <text:p>01.10.2016</text:p>
          </table:table-cell>
          <table:table-cell/>
          <table:table-cell office:value-type="string" calcext:value-type="string">
            <text:p>Hemse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date" office:date-value="2017-05-13" calcext:value-type="date">
            <text:p>13.05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Ski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eil</text:p>
          </table:table-cell>
          <table:table-cell/>
        </table:table-row>
        <table:table-row table:style-name="ro1">
          <table:table-cell/>
          <table:table-cell office:value-type="date" office:date-value="2017-05-21" calcext:value-type="date">
            <text:p>21.05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Eq-complete format</text:p>
          </table:table-cell>
        </table:table-row>
        <table:table-row table:style-name="ro1">
          <table:table-cell/>
          <table:table-cell office:value-type="date" office:date-value="2017-06-17" calcext:value-type="date">
            <text:p>17.06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Bodø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7-01" calcext:value-type="date">
            <text:p>01.07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Dramm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7-09" calcext:value-type="date">
            <text:p>09.07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9-09" calcext:value-type="date">
            <text:p>09.09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Hafjel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9-16" calcext:value-type="date">
            <text:p>16.09.201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9-24" calcext:value-type="date">
            <text:p>24.09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Haka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09-30" calcext:value-type="date">
            <text:p>30.09.201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mse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7-10-21" calcext:value-type="date">
            <text:p>21.10.2017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Ringerik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5-12" calcext:value-type="date">
            <text:p>12.05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Ski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5-26" calcext:value-type="date">
            <text:p>26.05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Nesby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6-08" calcext:value-type="date">
            <text:p>08.06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Bodø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6-30" calcext:value-type="date">
            <text:p>30.06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Eq-complete format</text:p>
          </table:table-cell>
        </table:table-row>
        <table:table-row table:style-name="ro1">
          <table:table-cell/>
          <table:table-cell office:value-type="date" office:date-value="2018-07-01" calcext:value-type="date">
            <text:p>01.07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Dramme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8-18" calcext:value-type="date">
            <text:p>18.08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Nesfjell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9-15" calcext:value-type="date">
            <text:p>15.09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Hafjel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Harsta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Eq-complete format</text:p>
          </table:table-cell>
        </table:table-row>
        <table:table-row table:style-name="ro1">
          <table:table-cell/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Haka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/>
          <table:table-cell office:value-type="date" office:date-value="2018-09-29" calcext:value-type="date">
            <text:p>29.09.201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mseda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ylaps</text:p>
          </table:table-cell>
        </table:table-row>
        <table:table-row table:style-name="ro1">
          <table:table-cell/>
          <table:table-cell office:value-type="date" office:date-value="2018-10-13" calcext:value-type="date">
            <text:p>13.10.2018</text:p>
          </table:table-cell>
          <table:table-cell office:value-type="string" calcext:value-type="string">
            <text:p>mylaps</text:p>
          </table:table-cell>
          <table:table-cell office:value-type="string" calcext:value-type="string">
            <text:p>Ringerik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.00.0000</text:date>, <text:time style:data-style-name="N2" text:time-value="19:43:49.674168440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42:49.105916786</meta:creation-date>
    <dc:date>2018-12-25T20:40:48.578458185</dc:date>
    <meta:editing-duration>P7DT13H54M38S</meta:editing-duration>
    <meta:editing-cycles>170</meta:editing-cycles>
    <meta:generator>LibreOffice/5.4.3.2$MacOSX_X86_64 LibreOffice_project/92a7159f7e4af62137622921e809f8546db437e5</meta:generator>
    <meta:document-statistic meta:table-count="1" meta:cell-count="365" meta:object-count="0"/>
  </office:meta>
</office:document-meta>
</file>